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5pt" fo:language="ru" fo:country="RU" fo:font-style="normal" fo:font-weight="normal" officeooo:rsid="00072bb0" officeooo:paragraph-rsid="00072bb0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5pt" fo:language="ru" fo:country="RU" fo:font-style="normal" fo:font-weight="normal" officeooo:rsid="00072bb0" officeooo:paragraph-rsid="00090211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 style:list-style-name="List_20_1">
      <style:paragraph-properties fo:text-align="start" style:justify-single-word="false"/>
      <style:text-properties style:font-name="Times New Roman" fo:font-size="15pt" fo:language="ru" fo:country="RU" fo:font-style="normal" fo:font-weight="normal" officeooo:rsid="00072bb0" officeooo:paragraph-rsid="00072bb0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 style:list-style-name="List_20_1">
      <style:text-properties fo:font-size="15pt" style:font-size-asian="15pt" style:font-size-complex="15pt"/>
    </style:style>
    <style:style style:name="P6" style:family="paragraph" style:parent-style-name="Standard" style:list-style-name="WWNum1">
      <style:text-properties fo:font-size="15pt" fo:language="ru" fo:country="RU" style:font-size-asian="15pt" style:font-size-complex="15pt"/>
    </style:style>
    <style:style style:name="P7" style:family="paragraph" style:parent-style-name="Standard">
      <style:text-properties fo:font-size="15pt" officeooo:paragraph-rsid="000a273a" style:font-size-asian="13.1000003814697pt" style:font-size-complex="15pt"/>
    </style:style>
    <style:style style:name="P8" style:family="paragraph" style:parent-style-name="Standard">
      <style:text-properties fo:font-size="20pt" fo:font-weight="bold" officeooo:rsid="000a273a" officeooo:paragraph-rsid="000a273a" style:font-size-asian="20pt" style:font-weight-asian="bold" style:font-size-complex="2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72bb0"/>
    </style:style>
    <style:style style:name="T4" style:family="text">
      <style:text-properties officeooo:rsid="00090211"/>
    </style:style>
    <style:style style:name="T5" style:family="text">
      <style:text-properties style:font-name="Times New Roman" fo:font-weight="normal" officeooo:rsid="000a273a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Доклад команды <text:span text:style-name="T1">Half Sharpshooter </text:span><text:span text:style-name="T2">по новелле «Версия выпускник устарела! Попробуйте зайти в систему под статусом абитуриент»</text:span></text:p>
      <text:p text:style-name="P7"><text:span text:style-name="T5"/></text:p>
      <text:p text:style-name="P7"><text:span text:style-name="T5">Доброго времени суток и спасибо Вам за то, что уделили внимание нашей новелле «Версия выпускник устарела! Попробуйте зайти в систему под статусом абитуриент»</text:span></text:p>
      <text:p text:style-name="P3"/>
      <text:p text:style-name="P1">Мы тоже были выпускниками, и понимаем, с какими трудностями сталкивается каждый абитуриент на своём пути. Поэтому основная идея создания проекта — это помочь абитуриентам с выбором направления в <text:span text:style-name="T1">IT-</text:span>сфере.</text:p>
      <text:p text:style-name="P1"/>
      <text:p text:style-name="P1">Чтобы освежить знания и прокачать новеллу, мы попросили аналитика создать портрет нашей целевой аудитории, из которых мы сделали следующие выводы. Наша целевая аудитория:</text:p>
      <text:list xml:id="list119299743" text:style-name="List_20_1">
        <text:list-item>
          <text:p text:style-name="P4">выпускники 11 класса</text:p>
        </text:list-item>
        <text:list-item>
          <text:p text:style-name="P4">интересуются профессией разработчик компьютерных игр</text:p>
        </text:list-item>
        <text:list-item>
          <text:p text:style-name="P4">испытывают страх и неопределённость в выборе профессии</text:p>
        </text:list-item>
        <text:list-item>
          <text:p text:style-name="P4">нацелены на <text:span text:style-name="T1">IT-</text:span>направление</text:p>
        </text:list-item>
        <text:list-item>
          <text:p text:style-name="P4">нацелены на доход от профессии по выбранному направлению</text:p>
        </text:list-item>
        <text:list-item>
          <text:p text:style-name="P4">интересуются в игре-приключение</text:p>
        </text:list-item>
        <text:list-item>
          <text:p text:style-name="P4"><text:span text:style-name="T4">готовы </text:span>потратить на игру 15-60 минут</text:p>
        </text:list-item>
      </text:list>
      <text:p text:style-name="P1"/>
      <text:p text:style-name="P1">Нельзя не обратить внимание на конкурентов — Дед Вузопед и <text:span text:style-name="T1">Skill Box - </text:span>, ведь это поможет понять, на что стоит опираться в нашей новелле и как недостатки конкурентов превратить в достоинства нашей новеллы. Таким образом, нам стоит нацелиться на простой интерфейс и дизайн, а также давать игрокам нужную информацию, но и добавить в игру адаптацию под целевую аудиторию, диалог с игроком, мотивацию, разветвлённый сюжет.</text:p>
      <text:p text:style-name="P1"/>
      <text:p text:style-name="P2">Из чего можно сделать вывод, что целью нашего проекта будет создать такую игру, которая не только расскажет о направлении разработчик компьютерных игр, но и поможет абитуриентам справиться с неуверенностью. </text:p>
      <text:p text:style-name="P2">Для лучшей ориентации действий цель была поделена на более мелкие задачи:</text:p>
      <text:list xml:id="list200651114882775" text:continue-numbering="true" text:style-name="List_20_1">
        <text:list-item>
          <text:p text:style-name="P4">сделать команду</text:p>
        </text:list-item>
        <text:list-item>
          <text:p text:style-name="P5"><text:span text:style-name="T3">р</text:span><text:span text:style-name="T2">аспределить роли</text:span></text:p>
        </text:list-item>
        <text:list-item>
          <text:p text:style-name="P5"><text:span text:style-name="T3">п</text:span><text:span text:style-name="T2">онять целевую аудиторию</text:span></text:p>
        </text:list-item>
        <text:list-item>
          <text:p text:style-name="P5"><text:soft-page-break/><text:span text:style-name="T3">п</text:span><text:span text:style-name="T2">ревратить недостатки аналогов в достоинства проекта</text:span></text:p>
        </text:list-item>
        <text:list-item>
          <text:p text:style-name="P4">создать увлекательную и информативную игру</text:p>
        </text:list-item>
      </text:list>
      <text:p text:style-name="P1"/>
      <text:p text:style-name="P1">Уникальность же нашей новеллы будет сводиться к простым, но очень важным вещам:</text:p>
      <text:list xml:id="list200651972340585" text:continue-numbering="true" text:style-name="List_20_1">
        <text:list-item>
          <text:p text:style-name="P4">шутки для неформального повествования</text:p>
        </text:list-item>
        <text:list-item>
          <text:p text:style-name="P4">трагедия главного героя, чтобы игроки не чувствовали себя одинокими в своих проблемах</text:p>
        </text:list-item>
        <text:list-item>
          <text:p text:style-name="P4">игроки могут влиять на сюжет, это поможет им испытать уверенность в своих решениях в игре, а затем эта уверенность перенесётся и в жизнь</text:p>
        </text:list-item>
        <text:list-item>
          <text:p text:style-name="P4">диалог с игроком, своеобразная подача важной информации с возможностью задать вопросы</text:p>
        </text:list-item>
        <text:list-item>
          <text:p text:style-name="P4">музыка помогает игроку лучше погрузиться в игру и поверить, что, например, данная сцена напряжённая</text:p>
        </text:list-item>
        <text:list-item>
          <text:p text:style-name="P4">слова мотивации помогут успокоить ЦА</text:p>
        </text:list-item>
      </text:list>
      <text:p text:style-name="P1"/>
      <text:p text:style-name="P1">Каждым членом нашей команды была проделана не малая работа:</text:p>
      <text:list xml:id="list200651822558587" text:continue-numbering="true" text:style-name="List_20_1">
        <text:list-item>
          <text:p text:style-name="P4">тимлид создал команду и активно вёл действия по её сплочению, обновлял доску на <text:span text:style-name="T1">GitHub</text:span></text:p>
        </text:list-item>
        <text:list-item>
          <text:p text:style-name="P4">аналитик провёл опрос среди 50 человек, собрал образ ЦА <text:span text:style-name="T4">и искал данные для статистики, чтобы постоянно обновлять новеллу</text:span></text:p>
        </text:list-item>
        <text:list-item>
          <text:p text:style-name="P4">геймдизайнер сделал персонажей «живыми», <text:s/>каждому продумал свою особую манеру поведения и фразы, наиболее оптимальный разветвлённый сюжет, который учит на основе реальных жизненных уроков</text:p>
        </text:list-item>
        <text:list-item>
          <text:p text:style-name="P4">дизайнер освоил <text:span text:style-name="T1">Figma, </text:span>создал каждому запоминающуюся внешность, оживлял эмоциями персонажей</text:p>
        </text:list-item>
        <text:list-item>
          <text:p text:style-name="P4">разработчик обучался работе в <text:span text:style-name="T1">RenPy, </text:span>научился передвигать персонажей и находить напряжённую или атмосферную музыку под сцены</text:p>
        </text:list-item>
      </text:list>
      <text:p text:style-name="P1"/>
      <text:p text:style-name="P1">Спасибо Вам за внимание! Надеемся, наша <text:span text:style-name="T4">игра</text:span> заинтересовала Вас. До скорой встречи в нашей игре!</text:p>
      <text:list text:style-name="WWNum1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ListLabel_20_1" style:display-name="ListLabel 1" style:family="text">
      <style:text-properties style:font-name="Wingdings" fo:font-family="Wingdings" style:font-family-generic="roman" style:font-pitch="variable"/>
    </style:style>
    <style:style style:name="ListLabel_20_2" style:display-name="ListLabel 2" style:family="text">
      <style:text-properties style:font-name="Wingdings" fo:font-family="Wingdings" style:font-family-generic="roman" style:font-pitch="variable"/>
    </style:style>
    <style:style style:name="ListLabel_20_3" style:display-name="ListLabel 3" style:family="text">
      <style:text-properties style:font-name="Wingdings" fo:font-family="Wingdings" style:font-family-generic="roman" style:font-pitch="variable"/>
    </style:style>
    <style:style style:name="ListLabel_20_4" style:display-name="ListLabel 4" style:family="text">
      <style:text-properties style:font-name="Wingdings" fo:font-family="Wingdings" style:font-family-generic="roman" style:font-pitch="variable"/>
    </style:style>
    <style:style style:name="ListLabel_20_5" style:display-name="ListLabel 5" style:family="text">
      <style:text-properties style:font-name="Wingdings" fo:font-family="Wingdings" style:font-family-generic="roman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l%1%" style:num-prefix="l" text:bullet-char="l">
        <style:list-level-properties text:list-level-position-and-space-mode="label-alignment">
          <style:list-level-label-alignment text:label-followed-by="listtab"/>
        </style:list-level-properties>
        <style:text-properties style:font-name="Wingdings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loext:num-list-format="l%1%" style:num-prefix="l" text:bullet-char="l">
        <style:list-level-properties text:list-level-position-and-space-mode="label-alignment">
          <style:list-level-label-alignment text:label-followed-by="listtab"/>
        </style:list-level-properties>
        <style:text-properties style:font-name="Wingdings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3" loext:num-list-format="l%1%" style:num-prefix="l" text:bullet-char="l">
        <style:list-level-properties text:list-level-position-and-space-mode="label-alignment">
          <style:list-level-label-alignment text:label-followed-by="listtab"/>
        </style:list-level-properties>
        <style:text-properties style:font-name="Wingdings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4" loext:num-list-format="l%1%" style:num-prefix="l" text:bullet-char="l">
        <style:list-level-properties text:list-level-position-and-space-mode="label-alignment">
          <style:list-level-label-alignment text:label-followed-by="listtab"/>
        </style:list-level-properties>
        <style:text-properties style:font-name="Wingdings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style-name="ListLabel_20_5" loext:num-list-format="l%1%" style:num-prefix="l" text:bullet-char="l">
        <style:list-level-properties text:list-level-position-and-space-mode="label-alignment">
          <style:list-level-label-alignment text:label-followed-by="listtab"/>
        </style:list-level-properties>
        <style:text-properties style:font-name="Wingdings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0T20:06:50.458000000</dc:date>
    <meta:editing-duration>PT2H16M58S</meta:editing-duration>
    <meta:editing-cycles>3</meta:editing-cycles>
    <meta:generator>LibreOffice/7.4.5.1$Windows_X86_64 LibreOffice_project/9c0871452b3918c1019dde9bfac75448afc4b57f</meta:generator>
    <meta:document-statistic meta:table-count="0" meta:image-count="0" meta:object-count="0" meta:page-count="2" meta:paragraph-count="34" meta:word-count="457" meta:character-count="3121" meta:non-whitespace-character-count="2717"/>
  </office:meta>
</office:document-meta>
</file>